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  <style:text-properties style:font-name="Courier New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font-name="Courier New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1cm" svg:height="2.3cm" svg:x="2.4cm" svg:y="16.5cm">
          <text:p text:style-name="P1"><text:span text:style-name="T1">Localisation</text:span></text:p>
          <text:p text:style-name="P1"><text:span text:style-name="T1">Source F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1cm" svg:height="2.3cm" svg:x="2.4cm" svg:y="3.2cm">
          <text:p text:style-name="P1"><text:span text:style-name="T1">Textual</text:span></text:p>
          <text:p text:style-name="P1"><text:span text:style-name="T1">Information 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1cm" svg:height="2.3cm" svg:x="12.8cm" svg:y="16.5cm">
          <text:p text:style-name="P1"><text:span text:style-name="T1">Localisation</text:span></text:p>
          <text:p text:style-name="P1"><text:span text:style-name="T1">Data Store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1cm" svg:height="2.3cm" svg:x="12.8cm" svg:y="9.7cm">
          <text:p text:style-name="P1"><text:span text:style-name="T1">Localisation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1cm" svg:height="2.3cm" svg:x="23cm" svg:y="3.2cm">
          <text:p text:style-name="P1"><text:span text:style-name="T1">In Memory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1cm" svg:height="2.3cm" svg:x="12.8cm" svg:y="3.2cm">
          <text:p text:style-name="P1"><text:span text:style-name="T1">Localised</text:span></text:p>
          <text:p text:style-name="P1"><text:span text:style-name="T1">View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1cm" svg:height="2.3cm" svg:x="2.4cm" svg:y="9.7cm">
          <text:p text:style-name="P1"><text:span text:style-name="T1">Translator's</text:span></text:p>
          <text:p text:style-name="P1"><text:span text:style-name="T1">Resource</text:span></text:p>
          <draw:enhanced-geometry svg:viewBox="0 0 21600 21600" draw:type="rectangle" draw:enhanced-path="M 0 0 L 21600 0 21600 21600 0 21600 0 0 Z N"/>
        </draw:custom-shape>
        <draw:connector draw:name="Import" draw:style-name="gr2" draw:text-style-name="P2" draw:layer="layout" svg:x1="7.5cm" svg:y1="17.65cm" svg:x2="12.8cm" svg:y2="17.65cm" draw:start-shape="id1" draw:start-glue-point="1" draw:end-shape="id2" svg:d="M7500 17650h5300" svg:viewBox="0 0 5301 1">
          <text:p text:style-name="P2"/>
        </draw:connector>
        <draw:frame draw:style-name="gr3" draw:text-style-name="P3" draw:layer="layout" svg:width="4.2cm" svg:height="1.673cm" svg:x="7.8cm" svg:y="15.7cm">
          <draw:text-box>
            <text:p text:style-name="P2"><text:span text:style-name="T2">Import</text:span></text:p>
            <text:p text:style-name="P2"><text:span text:style-name="T2">Localisations</text:span></text:p>
          </draw:text-box>
        </draw:frame>
        <draw:connector draw:style-name="gr4" draw:text-style-name="P2" draw:layer="layout" svg:x1="4.95cm" svg:y1="5.5cm" svg:x2="4.95cm" svg:y2="9.7cm" draw:start-shape="id3" draw:end-shape="id4" svg:d="M4950 5500v4200" svg:viewBox="0 0 1 4201">
          <text:p/>
        </draw:connector>
        <draw:connector draw:style-name="gr4" draw:text-style-name="P2" draw:layer="layout" svg:x1="12.8cm" svg:y1="10.85cm" svg:x2="7.5cm" svg:y2="10.85cm" draw:start-shape="id5" draw:start-glue-point="3" draw:end-shape="id4" svg:d="M12800 10850h-5300" svg:viewBox="0 0 5301 1">
          <text:p/>
        </draw:connector>
        <draw:connector draw:style-name="gr4" draw:text-style-name="P2" draw:layer="layout" svg:x1="23cm" svg:y1="4.35cm" svg:x2="17.9cm" svg:y2="4.35cm" draw:start-shape="id6" draw:end-shape="id7" draw:end-glue-point="1" svg:d="M23000 4350h-5100" svg:viewBox="0 0 5101 1">
          <text:p/>
        </draw:connector>
        <draw:connector draw:style-name="gr4" draw:text-style-name="P2" draw:layer="layout" svg:x1="15.35cm" svg:y1="16.5cm" svg:x2="15.35cm" svg:y2="12cm" draw:start-shape="id2" draw:start-glue-point="0" draw:end-shape="id5" draw:end-glue-point="2" svg:d="M15350 16500v-4500" svg:viewBox="0 0 1 4501">
          <text:p/>
        </draw:connector>
        <draw:connector draw:style-name="gr4" draw:text-style-name="P2" draw:layer="layout" svg:x1="15.35cm" svg:y1="9.7cm" svg:x2="15.35cm" svg:y2="5.5cm" draw:start-shape="id5" draw:start-glue-point="0" draw:end-shape="id7" draw:end-glue-point="2" svg:d="M15350 9700v-4200" svg:viewBox="0 0 1 4201">
          <text:p/>
        </draw:connector>
        <draw:connector draw:style-name="gr4" draw:text-style-name="P2" draw:layer="layout" svg:x1="7.5cm" svg:y1="4.35cm" svg:x2="12.8cm" svg:y2="4.35cm" draw:start-shape="id3" draw:start-glue-point="1" draw:end-shape="id7" draw:end-glue-point="3" svg:d="M7500 4350h5300" svg:viewBox="0 0 5301 1">
          <text:p/>
        </draw:connector>
        <draw:frame draw:style-name="gr5" draw:layer="layout" svg:width="0.502cm" svg:height="0.962cm" svg:x="17.9cm" svg:y="3.7cm">
          <draw:text-box>
            <text:p/>
          </draw:text-box>
        </draw:frame>
        <draw:frame draw:style-name="gr3" draw:text-style-name="P3" draw:layer="layout" svg:width="4.7cm" svg:height="1.673cm" svg:x="15.6cm" svg:y="13.727cm">
          <draw:text-box>
            <text:p text:style-name="P2"><text:span text:style-name="T2">Retrieve Localisations</text:span></text:p>
          </draw:text-box>
        </draw:frame>
        <draw:frame draw:style-name="gr6" draw:text-style-name="P3" draw:layer="layout" svg:width="5cm" svg:height="0.973cm" svg:x="17.9cm" svg:y="3.127cm">
          <draw:text-box>
            <text:p text:style-name="P2"><text:span text:style-name="T2">Get Other Data</text:span></text:p>
          </draw:text-box>
        </draw:frame>
        <draw:frame draw:style-name="gr7" draw:text-style-name="P3" draw:layer="layout" svg:width="4.7cm" svg:height="1.673cm" svg:x="15.5cm" svg:y="6.727cm">
          <draw:text-box>
            <text:p text:style-name="P2"><text:span text:style-name="T2">Get Required Localisations</text:span></text:p>
          </draw:text-box>
        </draw:frame>
        <draw:frame draw:style-name="gr7" draw:text-style-name="P3" draw:layer="layout" svg:width="4.7cm" svg:height="1.673cm" svg:x="8cm" svg:y="11.027cm">
          <draw:text-box>
            <text:p text:style-name="P2"><text:span text:style-name="T2">Get Required Localisations</text:span></text:p>
          </draw:text-box>
        </draw:frame>
        <draw:frame draw:style-name="gr7" draw:text-style-name="P3" draw:layer="layout" svg:width="4.7cm" svg:height="1.673cm" svg:x="7.8cm" svg:y="2.427cm">
          <draw:text-box>
            <text:p text:style-name="P2"><text:span text:style-name="T2">Get Textual Information</text:span></text:p>
          </draw:text-box>
        </draw:frame>
        <draw:frame draw:style-name="gr7" draw:text-style-name="P3" draw:layer="layout" svg:width="4.7cm" svg:height="1.673cm" svg:x="5.2cm" svg:y="6.5cm">
          <draw:text-box>
            <text:p text:style-name="P2"><text:span text:style-name="T2">Get Textual Information</text:span></text:p>
          </draw:text-box>
        </draw:frame>
        <draw:connector draw:style-name="gr4" draw:text-style-name="P2" draw:layer="layout" svg:x1="4.95cm" svg:y1="12cm" svg:x2="4.95cm" svg:y2="16.5cm" draw:start-shape="id4" draw:start-glue-point="2" draw:end-shape="id1" svg:d="M4950 12000v4500" svg:viewBox="0 0 1 4501">
          <text:p/>
        </draw:connector>
        <draw:frame draw:style-name="gr3" draw:text-style-name="P3" draw:layer="layout" svg:width="4.7cm" svg:height="1.673cm" svg:x="5.1cm" svg:y="13.4cm">
          <draw:text-box>
            <text:p text:style-name="P2"><text:span text:style-name="T2">Update Source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07:59:04.056000000</meta:creation-date>
    <dc:date>2014-05-02T09:42:09.161000000</dc:date>
    <meta:editing-duration>PT1H27M50S</meta:editing-duration>
    <meta:editing-cycles>7</meta:editing-cycles>
    <meta:generator>LibreOffice/4.2.3.3$Windows_x86 LibreOffice_project/882f8a0a489bc99a9e60c7905a60226254cb6ff0</meta:generator>
    <meta:document-statistic meta:object-count="24"/>
  </office:meta>
</office:document-meta>
</file>